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eb6c" officeooo:paragraph-rsid="0012eb6c"/>
    </style:style>
    <style:style style:name="P2" style:family="paragraph" style:parent-style-name="Standard">
      <style:paragraph-properties fo:text-align="justify" style:justify-single-word="false"/>
      <style:text-properties officeooo:rsid="0012eb6c" officeooo:paragraph-rsid="0012eb6c"/>
    </style:style>
    <style:style style:name="P3" style:family="paragraph" style:parent-style-name="Standard">
      <style:paragraph-properties fo:text-align="justify" style:justify-single-word="false"/>
      <style:text-properties officeooo:rsid="00168748" officeooo:paragraph-rsid="00168748"/>
    </style:style>
    <style:style style:name="T1" style:family="text">
      <style:text-properties officeooo:rsid="0015c2c2"/>
    </style:style>
    <style:style style:name="T2" style:family="text">
      <style:text-properties officeooo:rsid="001733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Consecuencias de la existencia de <text:span text:style-name="T1">un</text:span> mercados de tecnología</text:p>
      <text:p text:style-name="P1"/>
      <text:p text:style-name="P1">6.1 La división del trabajo innovativo</text:p>
      <text:p text:style-name="P1"/>
      <text:p text:style-name="P2">Una consecuencia de la existencia y buen funcionamiento de mercados de tecnologías es que ellos crean incentivos para la especialización vertical. Esto es exactamente un simple aplicación de la clásica teoría de la división del trabajo. De hecho, como se muestra en la Tabla 2, en los Estados Unidos, los ingresos de las empresas que ofrecen servicios científicos en Investigación y Desarrollo, I+D, se calcula: en alrededor de 75 billones de dolares en 2004 y 85 billones en 2005. Estas empresas son muy intensivas en I+D y ejecutan alrededor del 5% del total en I+D de la industria.</text:p>
      <text:p text:style-name="P2"/>
      <text:p text:style-name="P3">Esto es consistente con otr<text:span text:style-name="T2">o</text:span>s datos reportados por la NSF <text:span text:style-name="T2">que indica que los contratos para I+D (el conjunto de los que fueron contratados a otras compañías) creció un 3.7% del total de las compañías que financian I+D en 1993 a 5.6% en 2003, el ultimo años para el que hay datos disponibles. El sector farmacéutico puntea sobre la media del la I+D que es contratado, con 13.2% en I+D contratado a terceros en 2005. Estos datos apuntan claramente a la sustancial especialización en I+D, con este indicador aproximado sobre la magnitud de lo que llamamos división del trabajo innovador. Es probable también que los Estados Unidos esta en la vanguardia de esta tendencia. Datos del mismo tipo, que están disponibles, muestran probablemente una menor magnitud de la división del trabajo en Europa y Jap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7-28T09:52:55.482086381</meta:creation-date>
    <dc:date>2014-07-29T09:42:48.860365739</dc:date>
    <dc:creator>Guillermo Lengemann</dc:creator>
    <meta:editing-duration>PT23H34M41S</meta:editing-duration>
    <meta:editing-cycles>3</meta:editing-cycles>
    <meta:generator>LibreOffice/4.2.4.2$Linux_X86_64 LibreOffice_project/63150712c6d317d27ce2db16eb94c2f3d7b699f8</meta:generator>
    <meta:document-statistic meta:table-count="0" meta:image-count="0" meta:object-count="0" meta:page-count="1" meta:paragraph-count="4" meta:word-count="249" meta:character-count="1485" meta:non-whitespace-character-count="1240"/>
  </office:meta>
</office:document-meta>
</file>